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7736in"/>
    </style:style>
    <style:style style:name="co6" style:family="table-column">
      <style:table-column-properties fo:break-before="auto" style:column-width="1.0465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1992in"/>
    </style:style>
    <style:style style:name="co10" style:family="table-column">
      <style:table-column-properties fo:break-before="auto" style:column-width="1.0591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09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1866in"/>
    </style:style>
    <style:style style:name="co18" style:family="table-column">
      <style:table-column-properties fo:break-before="auto" style:column-width="2.0291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929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9374in" fo:break-before="auto" style:use-optimal-row-height="fals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8291in" fo:break-before="auto" style:use-optimal-row-height="false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7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ces" fo:font-style="normal" style:text-underline-style="none" fo:font-weight="normal" style:font-name-asian="WenQuanYi Micro Hei" style:font-style-asian="normal" style:font-weight-asian="normal" style:font-name-complex="Lohit Hindi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ans" style:font-name-asian="WenQuanYi Micro Hei" style:font-name-complex="Lohit Hindi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-asian="WenQuanYi Micro Hei" style:font-name-complex="Lohit Hindi"/>
    </style:style>
    <style:style style:name="T9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2" table:number-columns-repeated="1008" table:default-cell-style-name="ce5"/>
        <table:table-row table:style-name="ro2">
          <table:table-cell table:style-name="ce1" office:value-type="string">
            <text:p>SI. No.<text:a xlink:href="python://o.name" xlink:type="simple">name</text:a></text:p>
            <text:p>Dt.<text:a xlink:href="python://get_date(o.date)" xlink:type="simple">date</text:a></text:p>
          </table:table-cell>
          <table:table-cell table:style-name="ce10" office:value-type="string" table:number-columns-spanned="13" table:number-rows-spanned="2">
            <text:p><text:span text:style-name="T7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2" table:style-name="ce1"/>
          <table:table-cell table:style-name="ce19" office:value-type="string" table:number-columns-spanned="2" table:number-rows-spanned="2">
            <text:p><text:span text:style-name="T9">ORIGINAL</text:span></text:p>
            <text:p><text:span text:style-name="T9">DUPLICATE</text:span></text:p>
          </table:table-cell>
          <table:covered-table-cell table:style-name="ce1"/>
          <table:table-cell table:number-columns-repeated="1008"/>
        </table:table-row>
        <table:table-row table:style-name="ro3">
          <table:table-cell table:style-name="ce2" office:value-type="string">
            <text:p>Range <text:span text:style-name="T1"><text:a xlink:href="python://o.range_from%20and%20(o.range_from).upper()%20or%20''" xlink:type="simple">range from</text:a></text:span>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3" office:value-type="string">
            <text:p>Division <text:span text:style-name="T2"><text:a xlink:href="python://o.division_from%20and%20(o.division_from).upper()%20or%20''" xlink:type="simple">division from</text:a></text:span></text:p>
          </table:table-cell>
          <table:table-cell table:style-name="ce11" office:value-type="string" table:number-columns-spanned="13" table:number-rows-spanned="1">
            <text:p>APPLICATION FOR REMOVAL OF EXCISABLE GOODS FROM A FACTORY OR A WAREHOUSE TO ANOTHER WAREHOUSE</text:p>
          </table:table-cell>
          <table:covered-table-cell table:number-columns-repeated="12" table:style-name="ce14"/>
          <table:table-cell table:style-name="ce19" office:value-type="string" table:number-columns-spanned="2" table:number-rows-spanned="1">
            <text:p><text:span text:style-name="T9">TRIPLICATE</text:span></text:p>
            <text:p><text:span text:style-name="T9">QUADRUPLICATE</text:span></text:p>
          </table:table-cell>
          <table:covered-table-cell table:style-name="ce1"/>
          <table:table-cell table:number-columns-repeated="1008"/>
        </table:table-row>
        <table:table-row table:style-name="ro6">
          <table:table-cell table:style-name="ce4" office:value-type="string" table:number-columns-spanned="16" table:number-rows-spanned="2">
            <text:p>I/ We holders of Central Excise Registration No. ___<text:span text:style-name="T3"><text:a xlink:href="python://o.reg_no_from%20and%20(o.reg_no_from).upper()%20or%20''" xlink:type="simple">reg_no_from</text:a></text:span>___ have undertaken to remove the undermentioned goods from the facetory / warehouse at ___<text:span text:style-name="T3"><text:a xlink:href="python://o.warehouse_from_id.name%20and%20(o.warehouse_from_id.name).upper()%20or%20''" xlink:type="simple">warehouse from name</text:a></text:span>___ to the warehouse </text:p>
            <text:p>at ____<text:span text:style-name="T3"><text:a xlink:href="python://o.warehouse_to_id.name%20and%20(o.warehouse_to_id.name).upper()%20or%20''" xlink:type="simple">warehouse to name</text:a></text:span>____ in Range ____<text:span text:style-name="T1"><text:a xlink:href="python://o.range_to%20and%20(o.range_to).upper()%20or%20''" xlink:type="simple">range to</text:a></text:span>____ Division ____<text:span text:style-name="T2"><text:a xlink:href="python://%20o.division_to%20and%20%20(o.division_to).upper()%20or%20''" xlink:type="simple">division to</text:a></text:span>_____ of Mr. /Messrs ____<text:span text:style-name="T2"><text:a xlink:href="python://o.to_mr_mess%20and%20(o.to_mr_mess).upper()%20or%20''" xlink:type="simple">to_mr_mess</text:a></text:span>______ holder of Central Excise Registration No. ___<text:span text:style-name="T3"><text:a xlink:href="python://o.reg_no_to%20and%20(o.reg_no_to).upper()%20or%20''" xlink:type="simple">reg_no_to</text:a></text:span>__</text:p>
            <text:p/>
          </table:table-cell>
          <table:covered-table-cell table:number-columns-repeated="15" table:style-name="ce1"/>
          <table:table-cell table:number-columns-repeated="1008"/>
        </table:table-row>
        <table:table-row table:style-name="ro7">
          <table:covered-table-cell table:number-columns-repeated="16" table:style-name="ce1"/>
          <table:table-cell table:number-columns-repeated="1008"/>
        </table:table-row>
        <table:table-row table:style-name="ro8">
          <table:table-cell table:number-columns-repeated="500"/>
          <table:table-cell office:value-type="string">
            <text:p><text:s/></text:p>
          </table:table-cell>
          <table:table-cell table:number-columns-repeated="523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6" office:value-type="string" table:number-columns-spanned="2" table:number-rows-spanned="2">
            <text:p>Value</text:p>
          </table:table-cell>
          <table:covered-table-cell table:style-name="ce6"/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 table:number-columns-spanned="1" table:number-rows-spanned="2">
            <text:p>No. &amp; date of Invoice(s) for removal of goods</text:p>
          </table:table-cell>
          <table:table-cell table:style-name="ce6" office:value-type="string" table:number-columns-spanned="1" table:number-rows-spanned="2">
            <text:p>Manner of Transport</text:p>
          </table:table-cell>
          <table:table-cell table:style-name="ce6" office:value-type="string" table:number-columns-spanned="1" table:number-rows-spanned="2">
            <text:p>Remarks</text:p>
          </table:table-cell>
          <table:table-cell table:number-columns-repeated="1008"/>
        </table:table-row>
        <table:table-row table:style-name="ro10">
          <table:covered-table-cell table:number-columns-repeated="9"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number-columns-repeated="4" table:style-name="ce6"/>
          <table:table-cell table:number-columns-repeated="1008"/>
        </table:table-row>
        <table:table-row table:style-name="ro11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 table:number-columns-spanned="2" table:number-rows-spanned="1">
            <text:p>8</text:p>
          </table:table-cell>
          <table:covered-table-cell table:style-name="ce7"/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8"/>
        </table:table-row>
        <table:table-row table:style-name="ro12">
          <table:table-cell table:style-name="ce6" office:value-type="string">
            <text:p><text:span text:style-name="T4"><text:a xlink:href="python://o.warehouse_register%20or%20''" xlink:type="simple">warehouse_register</text:a></text:span></text:p>
            <text:p><text:span text:style-name="T4"><text:a xlink:href="python://get_date(o.warehouse_date)" xlink:type="simple">warehouse_date</text:a></text:span></text:p>
          </table:table-cell>
          <table:table-cell table:style-name="ce6" office:value-type="string">
            <text:p><text:a xlink:href="python://o.good_description%20and%20(o.good_description).upper()%20or%20''" xlink:type="simple">good_description</text:a></text:p>
          </table:table-cell>
          <table:table-cell table:style-name="ce6" office:value-type="string">
            <text:p><text:a xlink:href="python://o.package_description%20or%20''" xlink:type="simple">package_description</text:a> KGS</text:p>
          </table:table-cell>
          <table:table-cell table:style-name="ce6" office:value-type="string">
            <text:p><text:a xlink:href="python://o.gross_weight%20or%20''" xlink:type="simple">gross weight</text:a></text:p>
          </table:table-cell>
          <table:table-cell table:style-name="ce15" office:value-type="string">
            <text:p><text:span text:style-name="T8"><text:a xlink:href="python://o.marks_package%20or%20''" xlink:type="simple">marks_package</text:a></text:span></text:p>
          </table:table-cell>
          <table:table-cell table:style-name="ce15" office:value-type="string">
            <text:p><text:span text:style-name="T8"><text:a xlink:href="python://o.good_qty%20or%20''" xlink:type="simple">good_qty</text:a></text:span><text:span text:style-name="T8"> MT</text:span></text:p>
          </table:table-cell>
          <table:table-cell table:style-name="ce15" office:value-type="string">
            <text:p><text:span text:style-name="T8"><text:a xlink:href="python://get_date(o.warehousing_date)" xlink:type="simple">warehousing_date</text:a></text:span></text:p>
          </table:table-cell>
          <table:table-cell table:style-name="ce6" office:value-type="string">
            <text:p><text:a xlink:href="python://get_amount(o.value)[0]" xlink:type="simple">value</text:a></text:p>
          </table:table-cell>
          <table:table-cell table:style-name="ce6" office:value-type="string">
            <text:p><text:a xlink:href="python://get_amount(o.value)[1]" xlink:type="simple">value</text:a></text:p>
          </table:table-cell>
          <table:table-cell table:style-name="ce15" office:value-type="string">
            <text:p><text:span text:style-name="T8"><text:a xlink:href="python://o.duty_rate_line%20and%20%20o.duty_rate_line[0].duty_rate%20or%20''" xlink:type="simple">duty_rate</text:a></text:span><text:span text:style-name="T8"> %</text:span></text:p>
          </table:table-cell>
          <table:table-cell table:style-name="ce6"/>
          <table:table-cell table:style-name="ce15" office:value-type="string">
            <text:p><text:span text:style-name="T8"><text:a xlink:href="python://o.duty_rate_line%20and%20get_amount(o.duty_rate_line[0].amount_inr)[0]%20or%200" xlink:type="simple">amount_inr</text:a></text:span></text:p>
          </table:table-cell>
          <table:table-cell table:style-name="ce15" office:value-type="string">
            <text:p><text:span text:style-name="T8"><text:a xlink:href="python://o.duty_rate_line%20and%20get_amount(o.duty_rate_line[0].amount_inr)[1]%20or%200" xlink:type="simple">amount_inr</text:a></text:span></text:p>
          </table:table-cell>
          <table:table-cell table:style-name="ce6" office:value-type="string">
            <text:p><text:a xlink:href="python://o.invoice_no_id.name%20or%20''" xlink:type="simple">invoice number</text:a></text:p>
            <text:p>DT <text:a xlink:href="python://get_date(o.invoiced_date)%20or%20''" xlink:type="simple">invoiced_date</text:a></text:p>
          </table:table-cell>
          <table:table-cell table:style-name="ce6" office:value-type="string">
            <text:p>Truck No:</text:p>
            <text:p><text:a xlink:href="python://o.tranport%20or%20''" xlink:type="simple">tranport</text:a></text:p>
          </table:table-cell>
          <table:table-cell table:style-name="ce15" office:value-type="string">
            <text:p><text:span text:style-name="T8"><text:a xlink:href="python://o.remarks%20and%20(o.remarks).upper()%20or%20''" xlink:type="simple">remarks</text:a></text:span></text:p>
          </table:table-cell>
          <table:table-cell table:number-columns-repeated="1008"/>
        </table:table-row>
        <table:table-row table:style-name="ro13">
          <table:table-cell table:style-name="ce8" office:value-type="string" table:number-columns-spanned="11" table:number-rows-spanned="2">
            <text:p>PLACE <text:span text:style-name="T5"><text:a xlink:href="python://o.division_from%20and%20(o.division_from).upper()%20or%20''" xlink:type="simple">division from</text:a></text:span></text:p>
            <text:p><text:span text:style-name="T6">DATE </text:span><text:span text:style-name="T6"><text:a xlink:href="python://get_date(o.date)" xlink:type="simple">date</text:a></text:span></text:p>
          </table:table-cell>
          <table:covered-table-cell table:number-columns-repeated="10" table:style-name="ce12"/>
          <table:table-cell table:style-name="ce16" office:value-type="string" table:number-columns-spanned="5" table:number-rows-spanned="2">
            <text:p/>
            <text:p>I/ We hereby declare the above particulars true</text:p>
            <text:p/>
            <text:p/>
            <text:p/>
            <text:p/>
            <text:p>Signature consignor (s) or his / their authorized agent</text:p>
          </table:table-cell>
          <table:covered-table-cell table:number-columns-repeated="3" table:style-name="ce18"/>
          <table:covered-table-cell table:style-name="ce20"/>
          <table:table-cell table:number-columns-repeated="1008"/>
        </table:table-row>
        <table:table-row table:style-name="ro14">
          <table:covered-table-cell table:style-name="ce9"/>
          <table:covered-table-cell table:number-columns-repeated="10" table:style-name="ce13"/>
          <table:covered-table-cell table:number-columns-repeated="4" table:style-name="ce17"/>
          <table:covered-table-cell table:style-name="ce21"/>
          <table:table-cell table:number-columns-repeated="100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2-05T14:48:32</dc:date>
    <dc:creator>TrongNguyen </dc:creator>
    <meta:editing-duration>PT2H46M58S</meta:editing-duration>
    <meta:editing-cycles>46</meta:editing-cycles>
    <meta:generator>LibreOffice/3.5$Linux_x86 LibreOffice_project/350m1$Build-2</meta:generator>
    <meta:document-statistic meta:table-count="3" meta:cell-count="54" meta:object-count="0"/>
  </office:meta>
</office:document-meta>
</file>